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automatic-styles>
    <style:style style:name="P1" style:family="paragraph" style:parent-style-name="Standard">
      <style:text-properties fo:font-size="24pt" fo:font-weight="bold" officeooo:rsid="001a6ddf" officeooo:paragraph-rsid="001a6ddf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none" fo:font-weight="bold" officeooo:rsid="001a6ddf" officeooo:paragraph-rsid="001a6dd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a6ddf" officeooo:paragraph-rsid="001a6dd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officeooo:rsid="001ded95" officeooo:paragraph-rsid="001ded9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ded95" officeooo:paragraph-rsid="001f43a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rsid="001ded95" officeooo:paragraph-rsid="001ded95"/>
    </style:style>
    <style:style style:name="P7" style:family="paragraph" style:parent-style-name="Standard">
      <style:paragraph-properties fo:text-align="start" style:justify-single-word="false"/>
      <style:text-properties officeooo:rsid="001d88d6" officeooo:paragraph-rsid="001d88d6"/>
    </style:style>
    <style:style style:name="P8" style:family="paragraph" style:parent-style-name="Standard">
      <style:paragraph-properties fo:text-align="start" style:justify-single-word="false"/>
      <style:text-properties style:font-name="Purisa" fo:font-size="12pt" officeooo:rsid="001f43a6" officeooo:paragraph-rsid="001ded9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f43a6" officeooo:paragraph-rsid="001ded9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f43a6" officeooo:paragraph-rsid="001f43a6" style:font-size-asian="10.5pt" style:font-size-complex="12pt"/>
    </style:style>
    <style:style style:name="P11" style:family="paragraph">
      <style:paragraph-properties fo:text-align="center"/>
    </style:style>
    <style:style style:name="T1" style:family="text">
      <style:text-properties officeooo:rsid="001c1811"/>
    </style:style>
    <style:style style:name="T2" style:family="text">
      <style:text-properties officeooo:rsid="001d88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43a6" style:font-weight-asian="bold" style:font-weight-complex="bold"/>
    </style:style>
    <style:style style:name="T5" style:family="text">
      <style:text-properties officeooo:rsid="001ded95"/>
    </style:style>
    <style:style style:name="T6" style:family="text">
      <style:text-properties style:font-name="Purisa" fo:font-size="24pt" officeooo:rsid="001f43a6" style:font-size-asian="24pt" style:font-size-complex="24pt"/>
    </style:style>
    <style:style style:name="T7" style:family="text">
      <style:text-properties style:font-name="Purisa" officeooo:rsid="001f43a6"/>
    </style:style>
    <style:style style:name="T8" style:family="text">
      <style:text-properties style:font-name="Liberation Serif" officeooo:rsid="001f43a6"/>
    </style:style>
    <style:style style:name="T9" style:family="text">
      <style:text-properties style:font-name="Liberation Serif" style:text-underline-style="none" officeooo:rsid="001f43a6"/>
    </style:style>
    <style:style style:name="T10" style:family="text">
      <style:text-properties fo:color="#c9211e" loext:opacity="100%" style:font-name="Liberation Serif" fo:font-size="14pt" officeooo:rsid="001f43a6" style:font-size-asian="14pt" style:font-size-complex="14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URA</text:p>
      <text:p text:style-name="P2"/>
      <text:p text:style-name="P3">Endesa Inc.</text:p>
      <text:p text:style-name="P3">Carrer de Ses Moreres</text:p>
      <text:p text:style-name="P3">07701 Maó, Illes Balears</text:p>
      <text:p text:style-name="P3"/>
      <text:p text:style-name="P3"><text:span text:style-name="T3">FACTURAR A<text:tab/>ENVIAR A</text:span><text:tab/><text:tab/><text:tab/>N.º DE FACTURA<text:tab/><text:tab/><text:tab/><text:span text:style-name="T1">ES-091</text:span></text:p>
      <text:p text:style-name="P3">Sergio Bolívar<text:tab/><text:tab/><text:span text:style-name="T5">Sergio Bolívar<text:tab/><text:tab/></text:span><text:tab/>FECHA<text:tab/><text:tab/><text:tab/><text:tab/><text:span text:style-name="T1">11/11/2022</text:span></text:p>
      <text:p text:style-name="P3">Vives Llull, 44<text:tab/>Vives Llul, 44<text:tab/><text:tab/><text:tab/>N.º DE PERIODO<text:tab/><text:tab/><text:tab/><text:span text:style-name="T2">651465849</text:span></text:p>
      <text:p text:style-name="P3">07702, Menoraca<text:tab/>07702, Menorca<text:tab/><text:tab/>FECHA DE VENCIMIENTO<text:tab/><text:span text:style-name="T2">11/12/2023</text:span></text:p>
      <text:p text:style-name="P3"/>
      <text:p text:style-name="Horizontal_20_Line"/>
      <text:p text:style-name="P7">CANT.<text:tab/><text:tab/><text:tab/>DESCRIPCIÓN<text:tab/><text:tab/>PRECIO UNITARIO<text:tab/><text:tab/>IMPORTE</text:p>
      <text:p text:style-name="Horizontal_20_Line"/>
      <text:p text:style-name="P6">1<text:tab/><text:tab/><text:tab/>Material Electrico<text:tab/><text:tab/><text:tab/><text:tab/>100.00<text:tab/><text:tab/>100.00</text:p>
      <text:p text:style-name="P6"/>
      <text:p text:style-name="P6"><text:tab/><text:tab/><text:tab/><text:tab/><text:tab/><text:tab/><text:tab/><text:tab/><text:tab/>Subtotal<text:tab/>100.00</text:p>
      <text:p text:style-name="P6"/>
      <text:p text:style-name="P6"><text:tab/><text:tab/><text:tab/><text:tab/><text:tab/><text:tab/><text:tab/><text:tab/><text:tab/>IVA 21%<text:tab/>21.00</text:p>
      <text:p text:style-name="P6"/>
      <text:p text:style-name="P6"><text:tab/><text:tab/><text:tab/><text:tab/><text:tab/><text:tab/><text:tab/><text:tab/><text:tab/><text:span text:style-name="T3">TOTAL<text:tab/>121.00</text:span><text:span text:style-name="T4">€</text:span></text:p>
      <text:p text:style-name="P6"/>
      <text:p text:style-name="P6"/>
      <text:p text:style-name="P6"><text:tab/><text:tab/><text:tab/><text:tab/><text:tab/><text:tab/><text:tab/><text:tab/><text:tab/><text:tab/><text:tab/><text:tab/><text:tab/><text:tab/><text:tab/><text:tab/><text:tab/><text:tab/><text:tab/><text:tab/><text:tab/><text:span text:style-name="T6">FedericoGarcia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name="Línea vertical 1" draw:style-name="gr1" draw:text-style-name="P11" svg:x1="7.468cm" svg:y1="0.572cm" svg:x2="7.468cm" svg:y2="4.065cm"><text:p/></draw:line></text:p>
      <text:p text:style-name="P4"><text:span text:style-name="T7"><text:tab/><text:tab/><text:tab/><text:tab/><text:tab/><text:tab/></text:span><text:span text:style-name="T10">CONDICIONES Y FORMA DE PAGO</text:span></text:p>
      <text:p text:style-name="P4"><text:span text:style-name="T7"><text:tab/><text:tab/><text:tab/><text:tab/><text:tab/><text:tab/></text:span><text:span text:style-name="T8">El pago se realizara en un plazo de 15 dias</text:span></text:p>
      <text:p text:style-name="P9"><text:tab/><text:tab/><text:tab/><text:tab/><text:tab/><text:tab/></text:p>
      <text:p text:style-name="P9"><text:tab/><text:tab/><text:tab/><text:tab/><text:tab/><text:tab/>Banco Santander</text:p>
      <text:p text:style-name="P10"><text:tab/><text:tab/><text:tab/><text:tab/><text:tab/><text:tab/>IBAN: ES12 3456 7891</text:p>
      <text:p text:style-name="P5"><text:span text:style-name="T8"><text:tab/><text:tab/><text:tab/><text:tab/></text:span><text:span text:style-name="T7">GRACIAS</text:span><text:span text:style-name="T8"><text:tab/>SWIFT/</text:span><text:span text:style-name="T9">BIC</text:span><text:span text:style-name="T8">: ABCDESM1XX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9:37:28.142726644</meta:creation-date>
    <dc:date>2022-11-14T08:41:59.519314319</dc:date>
    <meta:editing-duration>PT4M28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20" meta:word-count="85" meta:character-count="639" meta:non-whitespace-character-count="466"/>
  </office:meta>
</office:document-meta>
</file>